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2.54cm" svg:height="1.27cm" svg:x="1.635cm" svg:y="2.905cm">
          <text:p text:style-name="P1">Reset</text:p>
        </draw:ellipse>
        <draw:ellipse draw:style-name="gr1" draw:text-style-name="P1" xml:id="id2" draw:id="id2" draw:layer="layout" svg:width="5.08cm" svg:height="2.54cm" svg:x="24.495cm" svg:y="2.27cm">
          <text:p text:style-name="P1">Load Instruction</text:p>
          <text:p text:style-name="P1">Increase PC</text:p>
        </draw:ellipse>
        <draw:connector draw:style-name="gr2" draw:text-style-name="P1" draw:layer="layout" draw:type="curve" svg:x1="2.905cm" svg:y1="2.905cm" svg:x2="27.035cm" svg:y2="2.27cm" draw:start-shape="id1" draw:end-shape="id2" draw:end-glue-point="0" svg:d="m2905 2905c0-1704 24130-1386 24130-635">
          <text:p/>
        </draw:connector>
        <draw:ellipse draw:style-name="gr1" draw:text-style-name="P1" xml:id="id4" draw:id="id4" draw:layer="layout" svg:width="3.81cm" svg:height="2.54cm" svg:x="4.81cm" svg:y="9.89cm">
          <text:p text:style-name="P1">Call</text:p>
        </draw:ellipse>
        <draw:ellipse draw:style-name="gr1" draw:text-style-name="P1" xml:id="id5" draw:id="id5" draw:layer="layout" svg:width="3.81cm" svg:height="2.54cm" svg:x="9.255cm" svg:y="14.97cm">
          <text:p text:style-name="P1">movmri</text:p>
        </draw:ellipse>
        <draw:ellipse draw:style-name="gr1" draw:text-style-name="P1" xml:id="id6" draw:id="id6" draw:layer="layout" svg:width="7.62cm" svg:height="4.445cm" svg:x="53.07cm" svg:y="5.445cm">
          <text:p text:style-name="P1">Instruction Decode</text:p>
          <text:p text:style-name="P1">A is Dest (val)</text:p>
          <text:p text:style-name="P1">B is Src (Addr)</text:p>
        </draw:ellipse>
        <draw:connector draw:style-name="gr2" draw:text-style-name="P1" draw:layer="layout" draw:type="curve" svg:x1="14.017cm" svg:y1="10.525cm" svg:x2="8.62cm" svg:y2="11.16cm" draw:start-shape="id3" draw:start-glue-point="2" draw:end-shape="id4" draw:end-glue-point="1" svg:d="m14017 10525c0 424-1799 635-5397 635">
          <text:p/>
        </draw:connector>
        <draw:connector draw:style-name="gr2" draw:text-style-name="P1" draw:layer="layout" draw:type="curve" svg:x1="14.017cm" svg:y1="10.525cm" svg:x2="11.16cm" svg:y2="14.97cm" draw:start-shape="id3" draw:end-shape="id5" draw:end-glue-point="0" svg:d="m14017 10525c0 3334-2857 1112-2857 4445">
          <text:p/>
        </draw:connector>
        <draw:connector draw:style-name="gr2" draw:text-style-name="P1" draw:layer="layout" draw:type="curve" svg:x1="29.575cm" svg:y1="3.54cm" svg:x2="56.88cm" svg:y2="5.445cm" draw:start-shape="id2" draw:start-glue-point="1" draw:end-shape="id6" draw:end-glue-point="0" svg:d="m29575 3540c18204 0 27305 635 27305 1905">
          <text:p/>
        </draw:connector>
        <draw:ellipse draw:style-name="gr1" draw:text-style-name="P1" xml:id="id7" draw:id="id7" draw:layer="layout" svg:width="3.81cm" svg:height="2.54cm" svg:x="1.635cm" svg:y="14.97cm">
          <text:p text:style-name="P1">Push ret</text:p>
          <text:p text:style-name="P1">address</text:p>
        </draw:ellipse>
        <draw:connector draw:style-name="gr2" draw:text-style-name="P1" draw:layer="layout" draw:type="curve" svg:x1="4.81cm" svg:y1="11.16cm" svg:x2="3.54cm" svg:y2="14.97cm" draw:start-shape="id4" draw:start-glue-point="3" draw:end-shape="id7" draw:end-glue-point="0" svg:d="m4810 11160c-847 0-1270 1270-1270 3810">
          <text:p/>
        </draw:connector>
        <draw:ellipse draw:style-name="gr1" draw:text-style-name="P1" xml:id="id8" draw:id="id8" draw:layer="layout" svg:width="3.81cm" svg:height="2.54cm" svg:x="2.905cm" svg:y="21.955cm">
          <text:p text:style-name="P1">Load target </text:p>
          <text:p text:style-name="P1">Into $PC</text:p>
        </draw:ellipse>
        <draw:connector draw:style-name="gr2" draw:text-style-name="P1" draw:layer="layout" draw:type="curve" svg:x1="3.54cm" svg:y1="17.51cm" svg:x2="4.81cm" svg:y2="21.955cm" draw:start-shape="id7" draw:start-glue-point="2" draw:end-shape="id8" svg:d="m3540 17510c0 3334 1270 1112 1270 4445">
          <text:p/>
        </draw:connector>
        <draw:connector draw:style-name="gr2" draw:text-style-name="P1" draw:layer="layout" draw:type="curve" svg:x1="4.81cm" svg:y1="24.495cm" svg:x2="27.035cm" svg:y2="4.81cm" draw:start-shape="id8" draw:start-glue-point="2" draw:end-shape="id2" svg:d="m4810 24495c0 751 22225 10594 22225-19685">
          <text:p/>
        </draw:connector>
        <draw:ellipse draw:style-name="gr1" draw:text-style-name="P1" xml:id="id9" draw:id="id9" draw:layer="layout" svg:width="6.985cm" svg:height="3.175cm" svg:x="8.62cm" svg:y="19.415cm">
          <text:p text:style-name="P1">Imm → addr</text:p>
          <text:p text:style-name="P1">DestReg = $15</text:p>
          <text:p text:style-name="P1">Enable RegWrite</text:p>
        </draw:ellipse>
        <draw:connector draw:style-name="gr2" draw:text-style-name="P1" draw:layer="layout" draw:type="curve" svg:x1="11.16cm" svg:y1="17.51cm" svg:x2="12.112cm" svg:y2="19.415cm" draw:start-shape="id5" draw:start-glue-point="2" draw:end-shape="id9" svg:d="m11160 17510c0 1429 952 477 952 1905">
          <text:p/>
        </draw:connector>
        <draw:ellipse draw:style-name="gr1" draw:text-style-name="P1" xml:id="id3" draw:id="id3" draw:layer="layout" svg:width="4.445cm" svg:height="2.54cm" svg:x="11.795cm" svg:y="7.985cm">
          <text:p text:style-name="P1">Special </text:p>
          <text:p text:style-name="P1">Decode</text:p>
        </draw:ellipse>
        <draw:connector draw:style-name="gr2" draw:text-style-name="P1" draw:layer="layout" draw:type="curve" svg:x1="24.495cm" svg:y1="3.54cm" svg:x2="14.017cm" svg:y2="7.985cm" draw:start-shape="id2" draw:start-glue-point="3" draw:end-shape="id3" draw:end-glue-point="0" svg:d="m24495 3540c-6986 0-10478 1481-10478 4445">
          <text:p/>
        </draw:connector>
        <draw:connector draw:style-name="gr2" draw:text-style-name="P1" draw:layer="layout" draw:type="curve" svg:x1="12.112cm" svg:y1="22.59cm" svg:x2="27.035cm" svg:y2="4.81cm" draw:start-shape="id9" draw:start-glue-point="2" draw:end-shape="id2" draw:end-glue-point="2" svg:d="m12112 22590c0 751 14923 9641 14923-17780">
          <text:p/>
        </draw:connector>
        <draw:ellipse draw:style-name="gr1" draw:text-style-name="P1" xml:id="id10" draw:id="id10" draw:layer="layout" svg:width="3.175cm" svg:height="1.905cm" svg:x="18.145cm" svg:y="11.16cm">
          <text:p text:style-name="P1">movrmi</text:p>
        </draw:ellipse>
        <draw:connector draw:style-name="gr2" draw:text-style-name="P1" draw:layer="layout" draw:type="curve" svg:x1="14.017cm" svg:y1="10.525cm" svg:x2="18.145cm" svg:y2="12.112cm" draw:start-shape="id3" draw:start-glue-point="2" draw:end-shape="id10" draw:end-glue-point="3" svg:d="m14017 10525c0 1058 1376 1587 4128 1587">
          <text:p/>
        </draw:connector>
        <draw:ellipse draw:style-name="gr1" draw:text-style-name="P1" xml:id="id11" draw:id="id11" draw:layer="layout" svg:width="5.715cm" svg:height="3.175cm" svg:x="15.605cm" svg:y="16.24cm">
          <text:p text:style-name="P1">Imm → addr</text:p>
          <text:p text:style-name="P1">MemWrite = $15</text:p>
        </draw:ellipse>
        <draw:connector draw:style-name="gr2" draw:text-style-name="P1" draw:layer="layout" draw:type="curve" svg:x1="19.732cm" svg:y1="13.065cm" svg:x2="18.462cm" svg:y2="16.24cm" draw:start-shape="id10" draw:start-glue-point="2" draw:end-shape="id11" draw:end-glue-point="0" svg:d="m19732 13065c0 2382-1270 795-1270 3175">
          <text:p/>
        </draw:connector>
        <draw:connector draw:style-name="gr2" draw:text-style-name="P1" draw:layer="layout" draw:type="curve" svg:x1="18.462cm" svg:y1="19.415cm" svg:x2="27.035cm" svg:y2="4.81cm" draw:start-shape="id11" draw:start-glue-point="2" draw:end-shape="id2" draw:end-glue-point="2" svg:d="m18462 19415c0 751 8573 8054 8573-14605">
          <text:p/>
        </draw:connector>
        <draw:ellipse draw:style-name="gr1" draw:text-style-name="P1" xml:id="id12" draw:id="id12" draw:layer="layout" svg:width="3.81cm" svg:height="2.54cm" svg:x="35.29cm" svg:y="6.08cm">
          <text:p text:style-name="P1">ALU</text:p>
        </draw:ellipse>
        <draw:ellipse draw:style-name="gr1" draw:text-style-name="P1" xml:id="id13" draw:id="id13" draw:layer="layout" svg:width="3.81cm" svg:height="2.54cm" svg:x="70.85cm" svg:y="15.605cm">
          <text:p text:style-name="P1">Branch</text:p>
        </draw:ellipse>
        <draw:ellipse draw:style-name="gr1" draw:text-style-name="P1" xml:id="id14" draw:id="id14" draw:layer="layout" svg:width="3.81cm" svg:height="2.54cm" svg:x="45.45cm" svg:y="11.795cm">
          <text:p text:style-name="P1">Multiply</text:p>
        </draw:ellipse>
        <draw:connector draw:style-name="gr2" draw:text-style-name="P1" draw:layer="layout" draw:type="curve" svg:x1="53.07cm" svg:y1="7.667cm" svg:x2="39.1cm" svg:y2="7.35cm" draw:start-shape="id6" draw:start-glue-point="3" draw:end-shape="id12" svg:d="m53070 7667c-10477 0-3493-317-13970-317">
          <text:p/>
        </draw:connector>
        <draw:connector draw:style-name="gr2" draw:text-style-name="P1" draw:layer="layout" draw:type="curve" svg:x1="56.88cm" svg:y1="9.89cm" svg:x2="72.755cm" svg:y2="15.605cm" draw:start-shape="id6" draw:end-shape="id13" draw:end-glue-point="0" svg:d="m56880 9890c0 4287 15875 1430 15875 5715">
          <text:p/>
        </draw:connector>
        <draw:connector draw:style-name="gr2" draw:text-style-name="P1" draw:layer="layout" draw:type="curve" svg:x1="53.07cm" svg:y1="7.667cm" svg:x2="47.355cm" svg:y2="11.795cm" draw:start-shape="id6" draw:start-glue-point="3" draw:end-shape="id14" draw:end-glue-point="0" svg:d="m53070 7667c-3810 0-5715 1376-5715 4128">
          <text:p/>
        </draw:connector>
        <draw:ellipse draw:style-name="gr1" draw:text-style-name="P1" xml:id="id15" draw:id="id15" draw:layer="layout" svg:width="5.08cm" svg:height="2.54cm" svg:x="55.61cm" svg:y="14.97cm">
          <text:p text:style-name="P1">Mov</text:p>
        </draw:ellipse>
        <draw:connector draw:style-name="gr2" draw:text-style-name="P1" draw:layer="layout" draw:type="curve" svg:x1="56.88cm" svg:y1="9.89cm" svg:x2="58.15cm" svg:y2="14.97cm" draw:end-shape="id15" svg:d="m56880 9890c0 3435 1270 895 1270 5080">
          <text:p/>
        </draw:connector>
        <draw:ellipse draw:style-name="gr1" draw:text-style-name="P1" xml:id="id16" draw:id="id16" draw:layer="layout" svg:width="5.08cm" svg:height="1.905cm" svg:x="34.02cm" svg:y="10.525cm">
          <text:p text:style-name="P1">ALUOp decode</text:p>
        </draw:ellipse>
        <draw:connector draw:style-name="gr2" draw:text-style-name="P1" draw:layer="layout" draw:type="curve" svg:x1="37.195cm" svg:y1="8.62cm" svg:x2="36.56cm" svg:y2="10.525cm" draw:start-shape="id12" draw:start-glue-point="2" draw:end-shape="id16" svg:d="m37195 8620c0 1429-635 477-635 1905">
          <text:p/>
        </draw:connector>
        <draw:ellipse draw:style-name="gr1" draw:text-style-name="P1" xml:id="id17" draw:id="id17" draw:layer="layout" svg:width="4.445cm" svg:height="1.905cm" svg:x="36.56cm" svg:y="14.97cm">
          <text:p text:style-name="P1">Write to dest</text:p>
        </draw:ellipse>
        <draw:connector draw:style-name="gr2" draw:text-style-name="P1" draw:layer="layout" draw:type="curve" svg:x1="36.56cm" svg:y1="12.43cm" svg:x2="38.782cm" svg:y2="14.97cm" draw:start-shape="id16" draw:start-glue-point="2" draw:end-shape="id17" svg:d="m36560 12430c0 1905 2222 635 2222 2540">
          <text:p/>
        </draw:connector>
        <draw:ellipse draw:style-name="gr1" draw:text-style-name="P1" xml:id="id18" draw:id="id18" draw:layer="layout" svg:width="4.445cm" svg:height="1.905cm" svg:x="31.48cm" svg:y="14.97cm">
          <text:p text:style-name="P1">Do not write</text:p>
        </draw:ellipse>
        <draw:connector draw:style-name="gr2" draw:text-style-name="P1" draw:layer="layout" draw:type="curve" svg:x1="36.56cm" svg:y1="12.43cm" svg:x2="33.702cm" svg:y2="14.97cm" draw:start-shape="id16" draw:start-glue-point="2" draw:end-shape="id18" svg:d="m36560 12430c0 1905-2858 635-2858 2540">
          <text:p/>
        </draw:connector>
        <draw:connector draw:style-name="gr2" draw:text-style-name="P1" draw:layer="layout" draw:type="curve" svg:x1="38.782cm" svg:y1="16.875cm" svg:x2="27.035cm" svg:y2="4.81cm" draw:start-shape="id17" draw:start-glue-point="2" draw:end-shape="id2" draw:end-glue-point="2" svg:d="m38782 16875c0 751-11747 6784-11747-12065">
          <text:p/>
        </draw:connector>
        <draw:connector draw:style-name="gr2" draw:text-style-name="P1" draw:layer="layout" draw:type="curve" svg:x1="33.702cm" svg:y1="16.875cm" svg:x2="27.035cm" svg:y2="4.81cm" draw:start-shape="id18" draw:start-glue-point="2" draw:end-shape="id2" draw:end-glue-point="2" svg:d="m33702 16875c0 751-6667 6784-6667-12065">
          <text:p/>
        </draw:connector>
        <draw:ellipse draw:style-name="gr1" draw:text-style-name="P1" xml:id="id19" draw:id="id19" draw:layer="layout" svg:width="3.81cm" svg:height="1.905cm" svg:x="44.18cm" svg:y="16.875cm">
          <text:p text:style-name="P1">TBD</text:p>
        </draw:ellipse>
        <draw:connector draw:style-name="gr2" draw:text-style-name="P1" draw:layer="layout" draw:type="curve" svg:x1="47.355cm" svg:y1="14.335cm" svg:x2="46.085cm" svg:y2="16.875cm" draw:start-shape="id14" draw:start-glue-point="2" draw:end-shape="id19" draw:end-glue-point="0" svg:d="m47355 14335c0 1905-1270 635-1270 2540">
          <text:p/>
        </draw:connector>
        <draw:connector draw:style-name="gr2" draw:text-style-name="P1" draw:layer="layout" draw:type="curve" svg:x1="58.15cm" svg:y1="17.51cm" svg:x2="54.022cm" svg:y2="22.59cm" draw:start-shape="id15" draw:start-glue-point="2" draw:end-shape="id20" draw:end-glue-point="0" svg:d="m58150 17510c0 3810-4128 1270-4128 5080">
          <text:p/>
        </draw:connector>
        <draw:connector draw:style-name="gr2" draw:text-style-name="P1" draw:layer="layout" draw:type="curve" svg:x1="58.15cm" svg:y1="17.51cm" svg:x2="60.69cm" svg:y2="22.59cm" draw:start-shape="id15" draw:start-glue-point="2" draw:end-shape="id21" draw:end-glue-point="0" svg:d="m58150 17510c0 3810 2540 1270 2540 5080">
          <text:p/>
        </draw:connector>
        <draw:connector draw:style-name="gr2" draw:text-style-name="P1" draw:layer="layout" draw:type="curve" svg:x1="58.15cm" svg:y1="17.51cm" svg:x2="48.307cm" svg:y2="20.685cm" draw:start-shape="id15" draw:start-glue-point="2" draw:end-shape="id22" svg:d="m58150 17510c0 2382-9843 795-9843 3175">
          <text:p/>
        </draw:connector>
        <draw:ellipse draw:style-name="gr1" draw:text-style-name="P1" xml:id="id22" draw:id="id22" draw:layer="layout" svg:width="5.715cm" svg:height="3.175cm" svg:x="45.45cm" svg:y="20.685cm">
          <text:p text:style-name="P1">movrm</text:p>
          <text:p text:style-name="P1"/>
          <text:p text:style-name="P1">BusB → addr</text:p>
          <text:p text:style-name="P1">BusA → val</text:p>
        </draw:ellipse>
        <draw:ellipse draw:style-name="gr1" draw:text-style-name="P1" xml:id="id20" draw:id="id20" draw:layer="layout" svg:width="5.715cm" svg:height="3.175cm" svg:x="51.165cm" svg:y="22.59cm">
          <text:p text:style-name="P1">movmr</text:p>
          <text:p text:style-name="P1"/>
          <text:p text:style-name="P1">Enable Write</text:p>
          <text:p text:style-name="P1">BusB → addr</text:p>
        </draw:ellipse>
        <draw:ellipse draw:style-name="gr1" draw:text-style-name="P1" xml:id="id21" draw:id="id21" draw:layer="layout" svg:width="6.35cm" svg:height="3.81cm" svg:x="57.515cm" svg:y="22.59cm">
          <text:p text:style-name="P1">movrr</text:p>
          <text:p text:style-name="P1"/>
          <text:p text:style-name="P1">BusB → WriteBus</text:p>
          <text:p text:style-name="P1">Enable RegWrite</text:p>
        </draw:ellipse>
        <draw:connector draw:style-name="gr2" draw:text-style-name="P1" draw:layer="layout" draw:type="curve" svg:x1="48.307cm" svg:y1="23.86cm" svg:x2="27.035cm" svg:y2="4.81cm" draw:start-shape="id22" draw:start-glue-point="2" draw:end-shape="id2" draw:end-glue-point="2" svg:d="m48307 23860c0 751-21272 10276-21272-19050">
          <text:p/>
        </draw:connector>
        <draw:connector draw:style-name="gr2" draw:text-style-name="P1" draw:layer="layout" draw:type="curve" svg:x1="54.022cm" svg:y1="25.765cm" svg:x2="27.035cm" svg:y2="4.81cm" draw:start-shape="id20" draw:start-glue-point="2" draw:end-shape="id2" draw:end-glue-point="2" svg:d="m54022 25765c0 751-26987 11229-26987-20955">
          <text:p/>
        </draw:connector>
        <draw:connector draw:style-name="gr2" draw:text-style-name="P1" draw:layer="layout" draw:type="curve" svg:x1="60.69cm" svg:y1="26.4cm" svg:x2="27.035cm" svg:y2="4.81cm" draw:start-shape="id21" draw:start-glue-point="2" draw:end-shape="id2" draw:end-glue-point="2" svg:d="m60690 26400c0 751-33655 11546-33655-21590">
          <text:p/>
        </draw:connector>
        <draw:frame draw:style-name="gr3" draw:text-style-name="P2" draw:layer="layout" svg:width="0.502cm" svg:height="1.187cm" svg:x="63.015cm" svg:y="16.581cm">
          <draw:text-box>
            <text:p/>
          </draw:text-box>
        </draw:frame>
        <draw:custom-shape draw:style-name="gr4" draw:text-style-name="P1" xml:id="id23" draw:id="id23" draw:layer="layout" svg:width="3.81cm" svg:height="2.54cm" svg:x="71.485cm" svg:y="20.05cm">
          <text:p text:style-name="P1">Test</text:p>
          <text:p text:style-name="P1">fla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4" draw:id="id24" draw:layer="layout" svg:width="3.81cm" svg:height="2.54cm" svg:x="70.85cm" svg:y="25.13cm">
          <text:p text:style-name="P1">Add BusA</text:p>
          <text:p text:style-name="P1">To PC if</text:p>
          <text:p text:style-name="P1">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2.755cm" svg:y1="18.145cm" svg:x2="73.39cm" svg:y2="20.05cm" draw:start-shape="id13" draw:end-shape="id23" svg:d="m72755 18145c0 1429 635 477 635 1905">
          <text:p/>
        </draw:connector>
        <draw:connector draw:style-name="gr2" draw:text-style-name="P1" draw:layer="layout" draw:type="curve" svg:x1="73.39cm" svg:y1="22.59cm" svg:x2="72.755cm" svg:y2="25.13cm" draw:start-shape="id23" draw:end-shape="id24" svg:d="m73390 22590c0 1905-635 635-635 2540">
          <text:p/>
        </draw:connector>
        <draw:connector draw:style-name="gr2" draw:text-style-name="P1" draw:layer="layout" draw:type="curve" svg:x1="72.755cm" svg:y1="27.67cm" svg:x2="27.035cm" svg:y2="4.81cm" draw:start-shape="id24" draw:start-glue-point="8" draw:end-shape="id2" draw:end-glue-point="2" svg:d="m72755 27670c0 751-45720 12181-45720-22860">
          <text:p/>
        </draw:connector>
        <draw:ellipse draw:style-name="gr1" draw:text-style-name="P1" xml:id="id25" draw:id="id25" draw:layer="layout" svg:width="6.35cm" svg:height="5.08cm" svg:x="64.5cm" svg:y="20.685cm">
          <text:p text:style-name="P1">movir</text:p>
          <text:p text:style-name="P1"/>
          <text:p text:style-name="P1">Imm → BusA</text:p>
          <text:p text:style-name="P1">BusB → WriteBus</text:p>
          <text:p text:style-name="P1">Enable RegWrite</text:p>
        </draw:ellipse>
        <draw:connector draw:style-name="gr2" draw:text-style-name="P1" draw:layer="layout" draw:type="curve" svg:x1="58.15cm" svg:y1="17.51cm" svg:x2="67.675cm" svg:y2="20.685cm" draw:start-shape="id15" draw:start-glue-point="2" draw:end-shape="id25" draw:end-glue-point="0" svg:d="m58150 17510c0 2382 9525 795 9525 3175">
          <text:p/>
        </draw:connector>
        <draw:connector draw:style-name="gr2" draw:text-style-name="P1" draw:layer="layout" draw:type="curve" svg:x1="67.675cm" svg:y1="25.765cm" svg:x2="27.035cm" svg:y2="4.81cm" draw:start-shape="id25" draw:start-glue-point="2" draw:end-shape="id2" draw:end-glue-point="2" svg:d="m67675 25765c0 751-40640 11229-40640-209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22cm" fo:margin-left="1cm" fo:margin-right="1cm" fo:page-width="76.2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Blakemore</meta:initial-creator>
    <meta:creation-date>2011-10-04T16:16:39</meta:creation-date>
    <dc:date>2011-10-07T15:42:10</dc:date>
    <dc:creator>Daniel Blakemore</dc:creator>
    <meta:editing-duration>PT7H34M28S</meta:editing-duration>
    <meta:editing-cycles>22</meta:editing-cycles>
    <meta:generator>OpenOffice.org/3.3$Unix OpenOffice.org_project/330m20$Build-9567</meta:generator>
    <meta:document-statistic meta:object-count="60"/>
  </office:meta>
</office:document-meta>
</file>